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1AFFEFAA42A97E693FB.png" manifest:media-type="image/png"/>
  <manifest:file-entry manifest:full-path="Pictures/100000000000051400000514E3088630213221D2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425cm, 7.737cm, 7.101cm, 0.239cm)" draw:image-opacity="100%" style:mirror="non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22.879cm, 19.84cm, 1.159cm, 4.779cm)" draw:image-opacity="100%" style:mirror="none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1.301cm, 19.698cm, 23.171cm, 4.776cm)" draw:image-opacity="100%" style:mirror="non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17.81cm, 4.491cm, 6.807cm, 20.271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17.563cm, 11.875cm, 6.644cm, 12.309cm)" draw:image-opacity="100%" style:mirror="none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2.42cm, 7.737cm, 4.866cm, 0.239cm)" draw:image-opacity="100%" style:mirror="none"/>
    </style:style>
    <style:style style:name="gr7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6.807cm, 7.258cm, 0.32cm, 0.319cm)" draw:image-opacity="100%" style:mirror="none"/>
    </style:style>
    <style:style style:name="gr8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6.808cm, 0.24cm, 0.24cm, 8.055cm)" draw:image-opacity="100%" style:mirror="none"/>
    </style:style>
    <style:style style:name="gr9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17.563cm, 11.875cm, 6.644cm, 12.781cm)" draw:image-opacity="100%" style:mirror="none"/>
    </style:style>
    <style:style style:name="gr10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2.42cm, 7.825cm, 4.866cm, 0.239cm)" draw:image-opacity="100%" style:mirror="none"/>
    </style:style>
    <style:style style:name="co1" style:family="table-column">
      <style:table-column-properties style:column-width="4.369cm" style:use-optimal-column-width="false"/>
    </style:style>
    <style:style style:name="co2" style:family="table-column">
      <style:table-column-properties style:column-width="4.376cm" style:use-optimal-column-width="false"/>
    </style:style>
    <style:style style:name="co3" style:family="table-column">
      <style:table-column-properties style:column-width="8.724cm" style:use-optimal-column-width="false"/>
    </style:style>
    <style:style style:name="co4" style:family="table-column">
      <style:table-column-properties style:column-width="8.725cm" style:use-optimal-column-width="false"/>
    </style:style>
    <style:style style:name="ro1" style:family="table-row">
      <style:table-row-properties style:row-height="2.323cm"/>
    </style:style>
    <style:style style:name="ro2" style:family="table-row">
      <style:table-row-properties style:row-height="2.343cm"/>
    </style:style>
    <style:style style:name="ro3" style:family="table-row">
      <style:table-row-properties style:row-height="2.35cm"/>
    </style:style>
    <style:style style:name="ro4" style:family="table-row">
      <style:table-row-properties style:row-height="4.684cm"/>
    </style:style>
    <style:style style:name="ro5" style:family="table-row">
      <style:table-row-properties style:row-height="4.688cm"/>
    </style:style>
    <style:style style:name="ce1" style:family="table-cell">
      <style:paragraph-properties fo:border="0.03pt solid #000000"/>
    </style:style>
    <style:style style:name="ce2" style:family="table-cell">
      <loext:graphic-properties draw:fill="none"/>
      <style:paragraph-properties style:border-line-width="0.03cm 0.002cm 0.015cm" fo:border="1.33pt double #000000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2.099cm" svg:height="1.999cm" svg:x="15cm" svg:y="13.801cm">
          <draw:image xlink:href="Pictures/10000000000001C8000001AFFEFAA42A97E693FB.png" xlink:type="simple" xlink:show="embed" xlink:actuate="onLoad">
            <text:p/>
          </draw:image>
        </draw:frame>
        <draw:frame draw:style-name="gr2" draw:text-style-name="P1" draw:layer="layout" svg:width="1.75cm" svg:height="2.1cm" svg:x="7.7cm" svg:y="13.7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1.501cm" svg:y="13.701cm">
          <draw:image xlink:href="Pictures/100000000000051400000514E3088630213221D2.png" xlink:type="simple" xlink:show="embed" xlink:actuate="onLoad">
            <text:p/>
          </draw:image>
        </draw:frame>
        <draw:frame draw:style-name="gr4" draw:text-style-name="P1" draw:layer="layout" svg:width="2cm" svg:height="2.106cm" svg:x="3.6cm" svg:y="13.705cm">
          <draw:image xlink:href="Pictures/100000000000051400000514E3088630213221D2.png" xlink:type="simple" xlink:show="embed" xlink:actuate="onLoad">
            <text:p/>
          </draw:image>
        </draw:frame>
        <draw:frame draw:style-name="gr5" draw:text-style-name="P1" draw:layer="layout" svg:width="2.114cm" svg:height="2.1cm" svg:x="5.59cm" svg:y="13.7cm">
          <draw:image xlink:href="Pictures/100000000000051400000514E3088630213221D2.png" xlink:type="simple" xlink:show="embed" xlink:actuate="onLoad">
            <text:p/>
          </draw:image>
        </draw:frame>
        <draw:frame draw:style-name="gr6" draw:text-style-name="P1" draw:layer="layout" svg:width="1.917cm" svg:height="2.1cm" svg:x="9.483cm" svg:y="13.7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11.412cm" svg:y="13.7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13.6cm" svg:y="13.653cm">
          <draw:image xlink:href="Pictures/10000000000001C8000001AFFEFAA42A97E693FB.png" xlink:type="simple" xlink:show="embed" xlink:actuate="onLoad">
            <text:p/>
          </draw:image>
        </draw:frame>
        <draw:frame draw:style-name="standard" draw:layer="layout" svg:width="17.482cm" svg:height="9.358cm" svg:x="0.916cm" svg:y="3.44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48cm" svg:height="9.371cm" svg:x="0.948cm" svg:y="3.434cm">
          <table:table table:template-name="bw">
            <table:table-column table:style-name="co3"/>
            <table:table-column table:style-name="co4"/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2cm" svg:height="2.106cm" svg:x="1cm" svg:y="3.5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14.25cm" svg:y="3.5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5.45cm" svg:y="5.9cm">
          <draw:image xlink:href="Pictures/100000000000051400000514E3088630213221D2.png" xlink:type="simple" xlink:show="embed" xlink:actuate="onLoad">
            <text:p/>
          </draw:image>
        </draw:frame>
        <draw:frame draw:style-name="gr9" draw:text-style-name="P1" draw:layer="layout" svg:width="1.814cm" svg:height="2.1cm" svg:x="5.486cm" svg:y="10.6cm">
          <draw:image xlink:href="Pictures/100000000000051400000514E3088630213221D2.png" xlink:type="simple" xlink:show="embed" xlink:actuate="onLoad">
            <text:p/>
          </draw:image>
        </draw:frame>
        <draw:frame draw:style-name="gr6" draw:text-style-name="P1" draw:layer="layout" svg:width="1.917cm" svg:height="2.1cm" svg:x="12.083cm" svg:y="3.5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12.3cm" svg:y="8.2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3.012cm" svg:y="10.596cm">
          <draw:image xlink:href="Pictures/10000000000001C8000001AFFEFAA42A97E693FB.png" xlink:type="simple" xlink:show="embed" xlink:actuate="onLoad">
            <text:p/>
          </draw:image>
        </draw:frame>
        <draw:frame draw:style-name="gr10" draw:text-style-name="P1" draw:layer="layout" svg:width="1.816cm" svg:height="2.1cm" svg:x="16.3cm" svg:y="10.6cm">
          <draw:image xlink:href="Pictures/10000000000001C8000001AFFEFAA42A97E693FB.png" xlink:type="simple" xlink:show="embed" xlink:actuate="onLoad">
            <text:p/>
          </draw:image>
        </draw:frame>
        <draw:frame draw:style-name="gr4" draw:text-style-name="P1" draw:layer="layout" svg:width="2cm" svg:height="2.106cm" svg:x="14.3cm" svg:y="10.6cm">
          <draw:image xlink:href="Pictures/100000000000051400000514E3088630213221D2.png" xlink:type="simple" xlink:show="embed" xlink:actuate="onLoad">
            <text:p/>
          </draw:image>
        </draw:frame>
        <draw:frame draw:style-name="gr4" draw:text-style-name="P1" draw:layer="layout" svg:width="2cm" svg:height="2.106cm" svg:x="5.4cm" svg:y="8.2cm">
          <draw:image xlink:href="Pictures/100000000000051400000514E3088630213221D2.png" xlink:type="simple" xlink:show="embed" xlink:actuate="onLoad">
            <text:p/>
          </draw:image>
        </draw:frame>
        <draw:frame draw:style-name="gr4" draw:text-style-name="P1" draw:layer="layout" svg:width="2cm" svg:height="2.106cm" svg:x="9.8cm" svg:y="5.9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1.15cm" svg:y="10.5cm">
          <draw:image xlink:href="Pictures/100000000000051400000514E3088630213221D2.png" xlink:type="simple" xlink:show="embed" xlink:actuate="onLoad">
            <text:p/>
          </draw:image>
        </draw:frame>
        <draw:frame draw:style-name="gr2" draw:text-style-name="P1" draw:layer="layout" svg:width="1.75cm" svg:height="2.1cm" svg:x="10.1cm" svg:y="8.3cm">
          <draw:image xlink:href="Pictures/100000000000051400000514E3088630213221D2.png" xlink:type="simple" xlink:show="embed" xlink:actuate="onLoad">
            <text:p/>
          </draw:image>
        </draw:frame>
        <draw:frame draw:style-name="gr5" draw:text-style-name="P1" draw:layer="layout" svg:width="2.114cm" svg:height="2.1cm" svg:x="1cm" svg:y="5.9cm">
          <draw:image xlink:href="Pictures/100000000000051400000514E3088630213221D2.png" xlink:type="simple" xlink:show="embed" xlink:actuate="onLoad">
            <text:p/>
          </draw:image>
        </draw:frame>
        <draw:frame draw:style-name="gr5" draw:text-style-name="P1" draw:layer="layout" svg:width="2.114cm" svg:height="2.1cm" svg:x="9.9cm" svg:y="3.6cm">
          <draw:image xlink:href="Pictures/100000000000051400000514E3088630213221D2.png" xlink:type="simple" xlink:show="embed" xlink:actuate="onLoad">
            <text:p/>
          </draw:image>
        </draw:frame>
        <draw:frame draw:style-name="gr5" draw:text-style-name="P1" draw:layer="layout" svg:width="2.114cm" svg:height="2.1cm" svg:x="14.1cm" svg:y="8.2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9.801cm" svg:y="10.601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14.201cm" svg:y="5.901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1.101cm" svg:y="8.201cm">
          <draw:image xlink:href="Pictures/100000000000051400000514E3088630213221D2.png" xlink:type="simple" xlink:show="embed" xlink:actuate="onLoad">
            <text:p/>
          </draw:image>
        </draw:frame>
        <draw:frame draw:style-name="gr3" draw:text-style-name="P1" draw:layer="layout" svg:width="2.099cm" svg:height="2.099cm" svg:x="5.4cm" svg:y="3.601cm">
          <draw:image xlink:href="Pictures/100000000000051400000514E3088630213221D2.png" xlink:type="simple" xlink:show="embed" xlink:actuate="onLoad">
            <text:p/>
          </draw:image>
        </draw:frame>
        <draw:frame draw:style-name="gr6" draw:text-style-name="P1" draw:layer="layout" svg:width="1.917cm" svg:height="2.1cm" svg:x="3.183cm" svg:y="8.2cm">
          <draw:image xlink:href="Pictures/10000000000001C8000001AFFEFAA42A97E693FB.png" xlink:type="simple" xlink:show="embed" xlink:actuate="onLoad">
            <text:p/>
          </draw:image>
        </draw:frame>
        <draw:frame draw:style-name="gr6" draw:text-style-name="P1" draw:layer="layout" svg:width="1.917cm" svg:height="2.1cm" svg:x="7.283cm" svg:y="5.9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16.012cm" svg:y="8.2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11.712cm" svg:y="5.896cm">
          <draw:image xlink:href="Pictures/10000000000001C8000001AFFEFAA42A97E693FB.png" xlink:type="simple" xlink:show="embed" xlink:actuate="onLoad">
            <text:p/>
          </draw:image>
        </draw:frame>
        <draw:frame draw:style-name="gr7" draw:text-style-name="P1" draw:layer="layout" svg:width="2.188cm" svg:height="2.104cm" svg:x="7.396cm" svg:y="3.538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3.4cm" svg:y="3.559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7.7cm" svg:y="10.559cm">
          <draw:image xlink:href="Pictures/10000000000001C8000001AFFEFAA42A97E693FB.png" xlink:type="simple" xlink:show="embed" xlink:actuate="onLoad">
            <text:p/>
          </draw:image>
        </draw:frame>
        <draw:frame draw:style-name="gr8" draw:text-style-name="P1" draw:layer="layout" svg:width="1.4cm" svg:height="2.141cm" svg:x="16.6cm" svg:y="5.859cm">
          <draw:image xlink:href="Pictures/10000000000001C8000001AFFEFAA42A97E693FB.png" xlink:type="simple" xlink:show="embed" xlink:actuate="onLoad">
            <text:p/>
          </draw:image>
        </draw:frame>
        <draw:frame draw:style-name="gr1" draw:text-style-name="P1" draw:layer="layout" svg:width="2.099cm" svg:height="1.999cm" svg:x="3cm" svg:y="5.901cm">
          <draw:image xlink:href="Pictures/10000000000001C8000001AFFEFAA42A97E693FB.png" xlink:type="simple" xlink:show="embed" xlink:actuate="onLoad">
            <text:p/>
          </draw:image>
        </draw:frame>
        <draw:frame draw:style-name="gr1" draw:text-style-name="P1" draw:layer="layout" svg:width="2.099cm" svg:height="1.999cm" svg:x="7.301cm" svg:y="8.3cm">
          <draw:image xlink:href="Pictures/10000000000001C8000001AFFEFAA42A97E693FB.png" xlink:type="simple" xlink:show="embed" xlink:actuate="onLoad">
            <text:p/>
          </draw:image>
        </draw:frame>
        <draw:frame draw:style-name="gr1" draw:text-style-name="P1" draw:layer="layout" svg:width="2.099cm" svg:height="1.999cm" svg:x="16cm" svg:y="3.601cm">
          <draw:image xlink:href="Pictures/10000000000001C8000001AFFEFAA42A97E693FB.png" xlink:type="simple" xlink:show="embed" xlink:actuate="onLoad">
            <text:p/>
          </draw:image>
        </draw:frame>
        <draw:frame draw:style-name="gr1" draw:text-style-name="P1" draw:layer="layout" svg:width="2.099cm" svg:height="1.999cm" svg:x="11.801cm" svg:y="10.7cm">
          <draw:image xlink:href="Pictures/10000000000001C8000001AFFEFAA42A97E693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8:01:19.801000000</meta:creation-date>
    <dc:date>2019-12-01T09:33:09.692000000</dc:date>
    <meta:editing-duration>PT9M29S</meta:editing-duration>
    <meta:editing-cycles>2</meta:editing-cycles>
    <meta:generator>LibreOffice/5.3.7.2$Windows_X86_64 LibreOffice_project/6b8ed514a9f8b44d37a1b96673cbbdd077e24059</meta:generator>
    <meta:document-statistic meta:object-count="42"/>
  </office:meta>
</office:document-meta>
</file>